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language="fr" fo:country="FR" style:font-size-asian="16pt"/>
    </style:style>
    <style:style style:name="P2" style:family="paragraph" style:parent-style-name="Standard">
      <style:paragraph-properties fo:text-align="center" style:justify-single-word="false"/>
      <style:text-properties fo:font-size="16pt" fo:language="fr" fo:country="FR" style:font-size-asian="16pt"/>
    </style:style>
    <style:style style:name="P3" style:family="paragraph" style:parent-style-name="Standard">
      <style:text-properties fo:text-transform="uppercase" fo:font-size="14pt" fo:language="fr" fo:country="FR" style:font-size-asian="14pt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4pt" fo:language="fr" fo:country="FR" officeooo:rsid="003058d8" officeooo:paragraph-rsid="003058d8" style:font-size-asian="14pt"/>
    </style:style>
    <style:style style:name="P5" style:family="paragraph" style:parent-style-name="Standard">
      <style:paragraph-properties fo:text-align="center" style:justify-single-word="false"/>
      <style:text-properties fo:text-transform="uppercase" fo:font-size="16pt" fo:language="fr" fo:country="FR" style:font-size-asian="16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loext:graphic-properties draw:fill="solid" draw:fill-color="#9cc2e5"/>
      <style:paragraph-properties fo:background-color="#9cc2e5"/>
      <style:text-properties fo:font-size="14pt" officeooo:paragraph-rsid="006430eb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officeooo:paragraph-rsid="0050874b"/>
    </style:style>
    <style:style style:name="P9" style:family="paragraph" style:parent-style-name="Standard">
      <loext:graphic-properties draw:fill="solid" draw:fill-color="#9cc2e5"/>
      <style:paragraph-properties fo:break-before="page" fo:background-color="#9cc2e5"/>
      <style:text-properties fo:font-size="14pt" officeooo:paragraph-rsid="006430eb" style:font-size-asian="14pt" style:font-size-complex="14pt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16pt" fo:language="fr" fo:country="FR" style:font-size-asian="16pt"/>
    </style:style>
    <style:style style:name="P11" style:family="paragraph" style:parent-style-name="Standard" style:list-style-name="L1">
      <style:text-properties fo:font-size="14pt" officeooo:paragraph-rsid="005edf54" style:font-size-asian="14pt" style:font-size-complex="14pt"/>
    </style:style>
    <style:style style:name="P12" style:family="paragraph" style:parent-style-name="Standard" style:list-style-name="L2">
      <style:text-properties fo:font-size="14pt" officeooo:paragraph-rsid="005d7c4b" style:font-size-asian="14pt" style:font-size-complex="14pt"/>
    </style:style>
    <style:style style:name="P13" style:family="paragraph" style:parent-style-name="Standard" style:list-style-name="L3">
      <style:text-properties fo:font-size="14pt" officeooo:paragraph-rsid="00613d8b" style:font-size-asian="14pt" style:font-size-complex="14pt"/>
    </style:style>
    <style:style style:name="P14" style:family="paragraph" style:parent-style-name="Standard" style:list-style-name="L4">
      <style:text-properties fo:font-size="14pt" officeooo:paragraph-rsid="0062a5ba" style:font-size-asian="14pt" style:font-size-complex="14pt"/>
    </style:style>
    <style:style style:name="P15" style:family="paragraph" style:parent-style-name="Standard" style:list-style-name="L5">
      <style:text-properties fo:font-size="14pt" officeooo:paragraph-rsid="00630b66" style:font-size-asian="14pt" style:font-size-complex="14pt"/>
    </style:style>
    <style:style style:name="P16" style:family="paragraph" style:parent-style-name="Standard">
      <style:text-properties fo:font-size="14pt" officeooo:paragraph-rsid="00638920" style:font-size-asian="14pt" style:font-size-complex="14pt"/>
    </style:style>
    <style:style style:name="P17" style:family="paragraph" style:parent-style-name="Standard">
      <loext:graphic-properties draw:fill="solid" draw:fill-color="#9cc2e5"/>
      <style:paragraph-properties fo:background-color="#9cc2e5"/>
      <style:text-properties fo:font-size="14pt" officeooo:paragraph-rsid="006430eb" style:font-size-asian="14pt" style:font-size-complex="14pt"/>
    </style:style>
    <style:style style:name="P18" style:family="paragraph" style:parent-style-name="Standard">
      <style:text-properties fo:font-size="14pt" fo:language="fr" fo:country="FR" style:font-size-asian="14pt" style:font-size-complex="14pt"/>
    </style:style>
    <style:style style:name="P19" style:family="paragraph" style:parent-style-name="Standard">
      <style:text-properties fo:font-size="14pt" fo:language="en" fo:country="US" style:font-size-asian="14pt" style:font-size-complex="14pt"/>
    </style:style>
    <style:style style:name="T1" style:family="text">
      <style:text-properties fo:text-transform="uppercase" fo:font-size="20pt" fo:language="fr" fo:country="FR" fo:font-weight="bold" style:font-size-asian="20pt" style:font-weight-asian="bold"/>
    </style:style>
    <style:style style:name="T2" style:family="text">
      <style:text-properties fo:text-transform="uppercase" fo:font-size="20pt" fo:language="fr" fo:country="FR" fo:font-weight="bold" officeooo:rsid="0040cf8a" style:font-size-asian="20pt" style:font-weight-asian="bold"/>
    </style:style>
    <style:style style:name="T3" style:family="text">
      <style:text-properties fo:text-transform="uppercase" fo:font-size="20pt" fo:language="fr" fo:country="FR" fo:font-weight="bold" officeooo:rsid="0055ed1c" style:font-size-asian="20pt" style:font-weight-asian="bold"/>
    </style:style>
    <style:style style:name="T4" style:family="text">
      <style:text-properties fo:color="#ffffff" loext:opacity="100%" fo:language="fr" fo:country="FR" fo:font-weight="bold" style:font-weight-asian="bold"/>
    </style:style>
    <style:style style:name="T5" style:family="text">
      <style:text-properties fo:color="#ffffff" loext:opacity="100%" fo:language="fr" fo:country="FR" fo:font-weight="bold" officeooo:rsid="003c62f3" style:font-weight-asian="bold"/>
    </style:style>
    <style:style style:name="T6" style:family="text">
      <style:text-properties fo:color="#ffffff" loext:opacity="100%" fo:language="fr" fo:country="FR" fo:font-weight="bold" officeooo:rsid="00420347" style:font-weight-asian="bold"/>
    </style:style>
    <style:style style:name="T7" style:family="text">
      <style:text-properties fo:color="#ffffff" loext:opacity="100%" fo:language="fr" fo:country="FR" fo:font-style="italic" fo:font-weight="bold" style:font-style-asian="italic" style:font-weight-asian="bold"/>
    </style:style>
    <style:style style:name="T8" style:family="text">
      <style:text-properties officeooo:rsid="0050874b"/>
    </style:style>
    <style:style style:name="T9" style:family="text">
      <style:text-properties fo:language="fr" fo:country="FR"/>
    </style:style>
    <style:style style:name="T10" style:family="text">
      <style:text-properties fo:language="fr" fo:country="FR" officeooo:rsid="005ac245"/>
    </style:style>
    <style:style style:name="T11" style:family="text">
      <style:text-properties fo:language="fr" fo:country="FR" officeooo:rsid="005d1abe"/>
    </style:style>
    <style:style style:name="T12" style:family="text">
      <style:text-properties fo:language="fr" fo:country="FR" officeooo:rsid="0061efb1"/>
    </style:style>
    <style:style style:name="T13" style:family="text">
      <style:text-properties officeooo:rsid="005ac245"/>
    </style:style>
    <style:style style:name="T14" style:family="text">
      <style:text-properties officeooo:rsid="005c804e"/>
    </style:style>
    <style:style style:name="T15" style:family="text">
      <style:text-properties officeooo:rsid="005d7c4b"/>
    </style:style>
    <style:style style:name="T16" style:family="text">
      <style:text-properties officeooo:rsid="00613d8b"/>
    </style:style>
    <style:style style:name="T17" style:family="text">
      <style:text-properties officeooo:rsid="0062a5ba"/>
    </style:style>
    <style:style style:name="T18" style:family="text">
      <style:text-properties officeooo:rsid="0063beb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>QCM CURSUS Cycle certifiant <text:span text:style-name="T8">Big Data :</text:span>Machine Learning et Deep Learning avec Python</text:p>
      <text:p text:style-name="P2"/>
      <text:p text:style-name="P1"/>
      <text:p text:style-name="P5">Questionnaire </text:p>
      <text:p text:style-name="P4">(Attention, PLUSIEURS RÉPONSES PEUVENT ÊTRE BONNES)</text:p>
      <text:p text:style-name="P8"><text:span text:style-name="T1">« </text:span><text:span text:style-name="T3">Deep learning</text:span><text:span text:style-name="T2"> par la pratique</text:span><text:span text:style-name="T1"> »</text:span></text:p>
      <text:p text:style-name="P3"/>
      <text:p text:style-name="P4"/>
      <text:p text:style-name="P9"><text:span text:style-name="T4">Question N°1</text:span><text:span text:style-name="T7"> (</text:span><text:bookmark text:name="ID0EDAA"/><text:span text:style-name="T7">Réseaux de neurones convolutifs)</text:span></text:p>
      <text:p text:style-name="P6"><text:span text:style-name="T9">Soit une couche convolutive de 64 filtres 3 </text:span><text:span text:style-name="T10">x </text:span><text:span text:style-name="T9">3 avec un remplissage (padding) de 1 </text:span><text:span text:style-name="T11">et</text:span><text:span text:style-name="T9"> des pas (strides) de </text:span><text:span text:style-name="T10">(2, 2)</text:span><text:span text:style-name="T9">.</text:span></text:p>
      <text:p text:style-name="P6">Cette couche traite une entrée de dimension 64 (batch) <text:span text:style-name="T13">x </text:span>128 (hauteur) <text:span text:style-name="T13">x</text:span> 128 (largeur) <text:span text:style-name="T13">x</text:span> 32 (profondeur).</text:p>
      <text:p text:style-name="P6">Quelle est la dimension de sortie ?</text:p>
      <text:list xml:id="list2341874815" text:style-name="L1">
        <text:list-item>
          <text:p text:style-name="P11">64 <text:span text:style-name="T13">x</text:span>128 <text:span text:style-name="T13">x </text:span>128 <text:span text:style-name="T13">x</text:span> 32</text:p>
        </text:list-item>
        <text:list-item>
          <text:p text:style-name="P11">64 <text:span text:style-name="T13">x </text:span>64 <text:span text:style-name="T13">x </text:span>64 <text:span text:style-name="T13">x</text:span> 64</text:p>
        </text:list-item>
        <text:list-item>
          <text:p text:style-name="P11">64 <text:span text:style-name="T13">x </text:span>64 <text:span text:style-name="T13">x </text:span>64 <text:span text:style-name="T13">x </text:span>32</text:p>
        </text:list-item>
        <text:list-item>
          <text:p text:style-name="P11">32 <text:span text:style-name="T13">x</text:span>128 <text:span text:style-name="T13">x </text:span>128 <text:span text:style-name="T13">x </text:span>64</text:p>
        </text:list-item>
      </text:list>
      <text:p text:style-name="P6"><text:span text:style-name="T14">Bonne réponse</text:span> : 2.</text:p>
      <text:p text:style-name="Standard"/>
      <text:p text:style-name="P7"><text:span text:style-name="T4">Question N°</text:span><text:span text:style-name="T5">2</text:span><text:span text:style-name="T4"> </text:span><text:span text:style-name="T7">(</text:span><text:bookmark text:name="ID0EFAA1"/><text:span text:style-name="T7">Introduction aux réseaux de neurones artificiels)</text:span></text:p>
      <text:p text:style-name="P18">La fonction d'erreur d'un réseau de neurone arbitraire est convexe et permet donc de trouver un minimum global pendant la descente de gradient :</text:p>
      <text:list xml:id="list3600173412" text:style-name="L2">
        <text:list-item>
          <text:p text:style-name="P12">Vrai</text:p>
        </text:list-item>
        <text:list-item>
          <text:p text:style-name="P12">Faux</text:p>
        </text:list-item>
      </text:list>
      <text:p text:style-name="P16"><text:span text:style-name="T15">Bonne réponse</text:span> : <text:span text:style-name="T15">2</text:span>.</text:p>
      <text:p text:style-name="P16"/>
      <text:p text:style-name="P7"><text:span text:style-name="T4">Question N°</text:span><text:span text:style-name="T5">3</text:span><text:span text:style-name="T4"> </text:span><text:span text:style-name="T7">(</text:span><text:bookmark text:name="ID0EFAA"/><text:span text:style-name="T7">Introduction aux réseaux de neurones artificiels)</text:span></text:p>
      <text:p text:style-name="P6"><text:span text:style-name="T9">Combien de paramètres contient une couche </text:span><text:span text:style-name="T12">d</text:span><text:span text:style-name="T9">ense (couche densément connectée avec biais) de dimension 10 dont l'entrée est de dimension 10 :</text:span></text:p>
      <text:list xml:id="list13884541" text:style-name="L3">
        <text:list-item>
          <text:p text:style-name="P13">10</text:p>
        </text:list-item>
        <text:list-item>
          <text:p text:style-name="P13">100</text:p>
        </text:list-item>
        <text:list-item>
          <text:p text:style-name="P13">110</text:p>
        </text:list-item>
        <text:list-item>
          <text:p text:style-name="P13">1000</text:p>
        </text:list-item>
      </text:list>
      <text:p text:style-name="P6"><text:span text:style-name="T16">Bonne réponse</text:span> : 3.</text:p>
      <text:p text:style-name="P6"/>
      <text:p text:style-name="P7"><text:soft-page-break/><text:span text:style-name="T4">Question N°</text:span><text:span text:style-name="T5">4</text:span><text:span text:style-name="T4"> </text:span><text:span text:style-name="T7">(</text:span><text:bookmark text:name="ID0EEAA"/><text:span text:style-name="T7">Entraînement de réseaux de neurones profonds)</text:span></text:p>
      <text:p text:style-name="P19">Quels mécanismes permettent de lutter contre les disparitions ou explosions de gradient :</text:p>
      <text:list xml:id="list3549386358" text:style-name="L4">
        <text:list-item>
          <text:p text:style-name="P14">L'ecrêtage de gradient (gradient clipping)</text:p>
        </text:list-item>
        <text:list-item>
          <text:p text:style-name="P14">Des fonctions de non-linéarité adaptées (ReLU)</text:p>
        </text:list-item>
        <text:list-item>
          <text:p text:style-name="P14">Les connexions résiduelles</text:p>
        </text:list-item>
        <text:list-item>
          <text:p text:style-name="P14">La réduction de la taille du batch</text:p>
        </text:list-item>
      </text:list>
      <text:p text:style-name="P6"><text:span text:style-name="T17">Bonnes réponses</text:span> : 1, 2, 3.</text:p>
      <text:p text:style-name="Standard"/>
      <text:p text:style-name="P7"><text:span text:style-name="T4">Question N°</text:span><text:span text:style-name="T6">5</text:span><text:span text:style-name="T4"> </text:span><text:span text:style-name="T7">(</text:span><text:bookmark text:name="ID0EAAA"/><text:span text:style-name="T7">Autoencodeurs)</text:span></text:p>
      <text:p text:style-name="P19">Quels moyens utilise-t-on classiquement pour faire apprendre à un auto-encodeur un encodage utile ?</text:p>
      <text:list xml:id="list1006534979" text:style-name="L5">
        <text:list-item>
          <text:p text:style-name="P15">L'ajout de bruit aux données originales</text:p>
        </text:list-item>
        <text:list-item>
          <text:p text:style-name="P15">La permutation de labels</text:p>
        </text:list-item>
        <text:list-item>
          <text:p text:style-name="P15">Le dropout</text:p>
        </text:list-item>
        <text:list-item>
          <text:p text:style-name="P15">Un goulot d'étranglement au niveau de la couche d'encodage</text:p>
        </text:list-item>
      </text:list>
      <text:p text:style-name="P6"><text:span text:style-name="T18">Bonnes réponses</text:span> : 1, 4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ontact eqinity</meta:initial-creator>
    <meta:editing-cycles>58</meta:editing-cycles>
    <meta:creation-date>2016-05-19T10:49:00</meta:creation-date>
    <dc:date>2021-07-19T22:00:18.641555748</dc:date>
    <meta:editing-duration>PT4H24M16S</meta:editing-duration>
    <meta:generator>LibreOffice/7.1.4.2$Linux_X86_64 LibreOffice_project/10$Build-2</meta:generator>
    <meta:document-statistic meta:table-count="0" meta:image-count="0" meta:object-count="0" meta:page-count="3" meta:paragraph-count="39" meta:word-count="296" meta:character-count="1673" meta:non-whitespace-character-count="143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